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5cm" fo:min-width="8.5cm" draw:shadow="visible" style:writing-mode="lr-tb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cm" fo:min-width="8cm" draw:shadow="visible" style:writing-mode="lr-tb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cm" fo:min-width="4.5cm" draw:shadow="visible" style:writing-mode="lr-tb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5cm" fo:min-width="6.5cm" draw:shadow="visible" style:writing-mode="lr-tb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5cm" fo:min-width="2.75cm" draw:shadow="visible" style:writing-mode="lr-tb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5cm" fo:min-width="6.75cm" draw:shadow="visible" style:writing-mode="lr-tb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cm" fo:min-width="3cm" draw:shadow="visible" style:writing-mode="lr-tb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25cm" style:writing-mode="lr-tb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" style:family="graphic" style:parent-style-name="standard">
      <style:graphic-properties svg:stroke-color="#e6e905" draw:textarea-vertical-align="middle"/>
    </style:style>
    <style:style style:name="gr13" style:family="graphic" style:parent-style-name="objectwithoutfill">
      <style:graphic-properties svg:stroke-color="#e6e905" draw:fill="none" draw:textarea-vertical-align="middle"/>
    </style:style>
    <style:style style:name="gr14" style:family="graphic" style:parent-style-name="objectwithoutfill">
      <style:graphic-properties svg:stroke-color="#e6e905" draw:marker-end="Arrowheads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5cm" fo:min-width="1cm" draw:shadow="visible" style:writing-mode="lr-tb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cm" fo:min-width="1.5cm" draw:shadow="visible" style:writing-mode="lr-tb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75cm" fo:min-width="4.5cm" draw:shadow="visible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5" style:family="graphic" style:parent-style-name="objectwithoutfill">
      <style:graphic-properties draw:marker-end="Arrowheads_20_4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objectwithoutfill">
      <style:graphic-properties draw:marker-end="Arrowheads_20_6" draw:marker-end-width="0.3cm" draw:fill="none" draw:textarea-vertical-align="middle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5cm" fo:min-width="2.25cm" draw:shadow="visible" style:writing-mode="lr-tb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1.25cm" fo:min-width="0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5cm" fo:min-width="3.5cm" draw:shadow="visible" style:writing-mode="lr-tb"/>
      <style:paragraph-properties style:writing-mode="lr-tb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27.25cm" fo:min-width="1.25cm" draw:shadow="visible" style:writing-mode="lr-tb"/>
      <style:paragraph-properties style:writing-mode="lr-tb"/>
    </style:style>
    <style:style style:name="gr33" style:family="graphic" style:parent-style-name="objectwithoutfill">
      <style:graphic-properties draw:marker-end="Arrowheads_20_3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objectwithoutfill">
      <style:graphic-properties draw:marker-end="Arrowheads_20_7" draw:marker-end-width="0.3cm" draw:fill="none" draw:textarea-vertical-align="middle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5cm" fo:min-width="3.75cm" draw:shadow="visible" style:writing-mode="lr-tb"/>
      <style:paragraph-properties style:writing-mode="lr-tb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5.25cm" fo:min-width="3.75cm" draw:shadow="visible" style:writing-mode="lr-tb"/>
      <style:paragraph-properties style:writing-mode="lr-tb"/>
    </style:style>
    <style:style style:name="gr3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5cm" fo:min-width="5.25cm" draw:shadow="visible" style:writing-mode="lr-tb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5cm" fo:min-width="6.5cm" draw:shadow="visible" style:writing-mode="lr-tb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5cm" fo:min-width="6cm" draw:shadow="visible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eeeeee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eeeeee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0.75cm" svg:x="1.75cm" svg:y="1.25cm">
          <text:p text:style-name="P1">Rutas 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0.75cm" svg:x="11cm" svg:y="1.25cm">
          <text:p text:style-name="P1">Colecciones Mongo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cm" svg:height="0.75cm" svg:x="1.75cm" svg:y="3.25cm">
          <text:p text:style-name="P3"><text:span text:style-name="T1">/codebaouapi/au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cm" svg:height="0.75cm" svg:x="1.75cm" svg:y="4.5cm">
          <text:p text:style-name="P3"><text:span text:style-name="T1">/</text:span><text:span text:style-name="T1">codebao</text:span><text:span text:style-name="T1">uapi/</text:span><text:span text:style-name="T1">pos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cm" svg:height="0.75cm" svg:x="1.75cm" svg:y="5.75cm">
          <text:p text:style-name="P3"><text:span text:style-name="T1">/</text:span><text:span text:style-name="T1">code</text:span><text:span text:style-name="T1">baou</text:span><text:span text:style-name="T1">api/</text:span><text:span text:style-name="T1">post/:</text:span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7cm" svg:height="1cm" svg:x="11.5cm" svg:y="2.5cm">
          <text:p text:style-name="P5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4.75cm">
          <text:p text:style-name="P7"><text:span text:style-name="T3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4.7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3.75cm">
          <text:p text:style-name="P7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5.75cm">
          <text:p text:style-name="P7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5.7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7.25cm" svg:height="1cm" svg:x="11.25cm" svg:y="8.5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5cm" svg:height="0.75cm" svg:x="11.25cm" svg:y="9.7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0.75cm">
          <text:p text:style-name="P5"><text:span text:style-name="T2">titul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1.75cm">
          <text:p text:style-name="P5"><text:span text:style-name="T2">descripc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1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0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2.75cm">
          <text:p text:style-name="P5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2.75cm">
          <text:p text:style-name="P5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5cm" svg:height="1cm" svg:x="11.25cm" svg:y="18cm">
          <text:p text:style-name="P5"><text:span text:style-name="T2">S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5cm" svg:height="0.75cm" svg:x="11.25cm" svg:y="13.75cm">
          <text:p text:style-name="P5"><text:span text:style-name="T2">miniatura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5cm" svg:y1="16.75cm" svg:x2="15cm" svg:y2="18cm">
          <text:p/>
        </draw:line>
        <draw:custom-shape draw:style-name="gr9" draw:text-style-name="P10" draw:layer="layout" svg:width="0.75cm" svg:height="1cm" svg:x="15.25cm" svg:y="16.75cm">
          <text:p text:style-name="P5"><text:span text:style-name="T2">1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4.75cm">
          <text:p text:style-name="P5"><text:span text:style-name="T2">enl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9.2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1.25cm">
          <text:p text:style-name="P5"><text:span text:style-name="T2">parraf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3.5cm" svg:height="0.75cm" svg:x="11.25cm" svg:y="22.25cm">
          <text:p text:style-name="P5"><text:span text:style-name="T2">Im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4.25cm">
          <text:p text:style-name="P5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4.2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2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1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3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4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5cm" svg:y1="3.625cm" svg:x2="11.5cm" svg:y2="3cm" draw:start-shape="id1" draw:start-glue-point="1" draw:end-shape="id2" draw:end-glue-point="3" svg:d="M6750 3625h2475v-625h2275" svg:viewBox="0 0 4751 626">
          <text:p/>
        </draw:connector>
        <draw:connector draw:style-name="gr10" draw:text-style-name="P1" draw:layer="layout" svg:x1="6.75cm" svg:y1="4.875cm" svg:x2="11.25cm" svg:y2="9cm" draw:start-shape="id3" draw:start-glue-point="1" draw:end-shape="id4" draw:end-glue-point="3" svg:d="M6750 4875h2350v4125h2150" svg:viewBox="0 0 4501 4126">
          <text:p/>
        </draw:connector>
        <draw:connector draw:style-name="gr10" draw:text-style-name="P1" draw:layer="layout" svg:x1="6.75cm" svg:y1="6.125cm" svg:x2="11.25cm" svg:y2="9cm" draw:start-shape="id5" draw:start-glue-point="1" draw:end-shape="id4" draw:end-glue-point="3" svg:d="M6750 6125h2350v2875h2150" svg:viewBox="0 0 4501 2876">
          <text:p/>
        </draw:connector>
        <draw:frame draw:style-name="gr11" draw:text-style-name="P11" draw:layer="layout" svg:width="5.75cm" svg:height="1.433cm" svg:x="1.5cm" svg:y="16.5cm">
          <draw:text-box>
            <text:p><text:span text:style-name="T3">Miniatura y img almacena la url de la imagen . Las imagenes se almacenan en otro servidor</text:span></text:p>
          </draw:text-box>
        </draw:frame>
        <draw:connector draw:style-name="gr12" draw:text-style-name="P1" draw:layer="layout" svg:x1="11.25cm" svg:y1="14.125cm" svg:x2="7.652cm" svg:y2="16.983cm" draw:start-shape="id6" draw:start-glue-point="3" svg:d="M11250 14125h-2049v2858h-1549" svg:viewBox="0 0 3599 2859">
          <text:p/>
        </draw:connector>
        <draw:connector draw:style-name="gr12" draw:text-style-name="P1" draw:layer="layout" svg:x1="11.25cm" svg:y1="22.625cm" svg:x2="7.259cm" svg:y2="16.983cm" draw:start-shape="id7" draw:start-glue-point="3" svg:d="M11250 22625h-2246v-5642h-1745" svg:viewBox="0 0 3992 5643">
          <text:p/>
        </draw:connector>
        <draw:connector draw:style-name="gr13" draw:text-style-name="P9" xml:id="id8" draw:id="id8" draw:layer="layout" draw:type="lines" svg:x1="1.75cm" svg:y1="3.625cm" svg:x2="1.216cm" svg:y2="6.972cm" draw:start-shape="id1" draw:start-glue-point="3" svg:d="M1750 3625h-501l-33 3347" svg:viewBox="0 0 535 3348">
          <text:p/>
        </draw:connector>
        <draw:connector draw:style-name="gr13" draw:text-style-name="P9" draw:layer="layout" draw:type="lines" draw:line-skew="0cm 0.535cm" svg:x1="1.75cm" svg:y1="4.875cm" svg:x2="1.216cm" svg:y2="6.972cm" draw:start-shape="id3" draw:start-glue-point="3" draw:end-shape="id8" draw:end-glue-point="3" svg:d="M1750 4875h-501l1 2097h-34" svg:viewBox="0 0 535 2098">
          <text:p/>
        </draw:connector>
        <draw:connector draw:style-name="gr13" draw:text-style-name="P9" draw:layer="layout" draw:type="lines" draw:line-skew="0cm 0.535cm" svg:x1="1.75cm" svg:y1="6.125cm" svg:x2="1.216cm" svg:y2="6.972cm" draw:start-shape="id5" draw:start-glue-point="3" draw:end-shape="id8" draw:end-glue-point="3" svg:d="M1750 6125h-501l1 847h-34" svg:viewBox="0 0 535 848">
          <text:p/>
        </draw:connector>
        <draw:connector draw:style-name="gr13" draw:text-style-name="P9" draw:layer="layout" draw:type="lines" svg:x1="1.216cm" svg:y1="10.226cm" svg:x2="1.216cm" svg:y2="6.972cm" draw:end-shape="id8" draw:end-glue-point="3" svg:d="M1216 10226v-2753-501" svg:viewBox="0 0 1 3255">
          <text:p/>
        </draw:connector>
        <draw:line draw:style-name="gr14" draw:text-style-name="P9" draw:layer="layout" svg:x1="1.25cm" svg:y1="10.25cm" svg:x2="2cm" svg:y2="10.25cm">
          <text:p/>
        </draw:line>
        <draw:frame draw:style-name="gr15" draw:text-style-name="P11" draw:layer="layout" svg:width="3cm" svg:height="0.645cm" svg:x="2.25cm" svg:y="10cm">
          <draw:text-box>
            <text:p><text:span text:style-name="T3">Url api publicas </text:span></text:p>
          </draw:text-box>
        </draw:frame>
        <draw:frame draw:style-name="gr16" draw:text-style-name="P12" draw:layer="layout" svg:width="7.5cm" svg:height="3.539cm" svg:x="1.5cm" svg:y="23cm">
          <draw:text-box>
            <text:p><text:span text:style-name="T4">Types </text:span></text:p>
            <text:p><text:span text:style-name="T2">Cada numero corresponde a un patron de diseño</text:span></text:p>
            <text:p><text:span text:style-name="T2"><text:s text:c="20"/></text:span><text:span text:style-name="T2">1 = text [img]</text:span></text:p>
            <text:p><text:span text:style-name="T2"><text:s text:c="20"/></text:span><text:span text:style-name="T2">2 = [img] text</text:span></text:p>
            <text:p><text:span text:style-name="T2"><text:s text:c="20"/></text:span><text:span text:style-name="T2">3 = [text]</text:span></text:p>
            <text:p><text:span text:style-name="T2"><text:s text:c="20"/></text:span><text:span text:style-name="T2">4 = [img]</text:span></text:p>
            <text:p><text:span text:style-name="T2"><text:s text:c="20"/></text:span><text:span text:style-name="T2">5 = codigo </text:span></text:p>
          </draw:text-box>
        </draw:frame>
        <draw:line draw:style-name="gr17" draw:text-style-name="P9" draw:layer="layout" svg:x1="11.25cm" svg:y1="24.5cm" svg:x2="9cm" svg:y2="24.5cm">
          <text:p/>
        </draw:line>
        <draw:custom-shape draw:style-name="gr7" draw:text-style-name="P6" draw:layer="layout" svg:width="3.5cm" svg:height="0.75cm" svg:x="11.25cm" svg:y="23.25cm">
          <text:p text:style-name="P5"><text:span text:style-name="T2">or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3.2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5.75cm">
          <text:p text:style-name="P5"><text:span text:style-name="T2">tag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5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0.25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3.5cm" svg:height="0.75cm" svg:x="15cm" svg:y="20.25cm">
          <text:p text:style-name="P5"><text:span text:style-name="T2">Id Objec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5cm" svg:y1="20.625cm" svg:x2="14.75cm" svg:y2="10.125cm" draw:start-shape="id9" draw:start-glue-point="1" draw:end-shape="id10" draw:end-glue-point="1" svg:d="M18500 20625h701v-10500h-4451" svg:viewBox="0 0 4452 10501">
          <text:p/>
        </draw:connector>
        <draw:custom-shape draw:style-name="gr5" draw:text-style-name="P8" xml:id="id11" draw:id="id11" draw:layer="layout" svg:width="3.25cm" svg:height="0.75cm" svg:x="11.5cm" svg:y="6.75cm">
          <text:p text:style-name="P7"><text:span text:style-name="T3">ro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6.75cm">
          <text:p text:style-name="P7"><text:span text:style-name="T3">numero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568cm" svg:x1="11.5cm" svg:y1="7.125cm" svg:x2="6.865cm" svg:y2="13.336cm" draw:start-shape="id11" draw:start-glue-point="3" svg:d="M11500 7125h-2000v6211h-2635" svg:viewBox="0 0 4636 6212">
          <text:p/>
        </draw:connector>
        <draw:frame draw:style-name="gr18" draw:text-style-name="P12" draw:layer="layout" svg:width="6.75cm" svg:height="4.25cm" svg:x="1.5cm" svg:y="11.5cm">
          <draw:text-box>
            <text:p><text:span text:style-name="T2">Role 1 – permiso para todo</text:span></text:p>
          </draw:text-box>
        </draw:frame>
        <draw:custom-shape draw:style-name="gr19" draw:text-style-name="P4" draw:layer="layout" svg:width="1.5cm" svg:height="0.75cm" svg:x="6.5cm" svg:y="5.75cm">
          <text:p text:style-name="P3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cm" svg:height="0.75cm" svg:x="6.75cm" svg:y="4.5cm">
          <text:p text:style-name="P3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cm" svg:height="0.75cm" svg:x="6.75cm" svg:y="3.25cm">
          <text:p text:style-name="P3"><text:span text:style-name="T1">POS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6" draw:layer="layout" svg:width="7cm" svg:height="1cm" svg:x="12.25cm" svg:y="14cm">
          <text:p text:style-name="P5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6.25cm">
          <text:p text:style-name="P7"><text:span text:style-name="T3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6.2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5.25cm">
          <text:p text:style-name="P7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7.25cm">
          <text:p text:style-name="P7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7.2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8.25cm">
          <text:p text:style-name="P7"><text:span text:style-name="T3">ro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8.25cm">
          <text:p text:style-name="P7"><text:span text:style-name="T3">nume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0.75cm" svg:x="14cm" svg:y="8cm">
          <text:p text:style-name="P3"><text:span text:style-name="T1">/codebaouapi/au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0.75cm" svg:x="2cm" svg:y="1.75cm">
          <text:p text:style-name="P3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cm" svg:height="3cm" svg:x="14cm" svg:y="3cm">
          <text:p text:style-name="P3"><text:span text:style-name="T1">Google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5cm" svg:height="3.095cm" svg:x="3.5cm" svg:y="4.405cm">
          <draw:text-box>
            <text:p>email</text:p>
            <text:p>image</text:p>
            <text:p>name</text:p>
            <text:p/>
          </draw:text-box>
        </draw:frame>
        <draw:frame draw:style-name="gr23" draw:text-style-name="P13" draw:layer="layout" svg:width="2.047cm" svg:height="0.962cm" svg:x="3.5cm" svg:y="3.038cm">
          <draw:text-box>
            <text:p>Login</text:p>
          </draw:text-box>
        </draw:frame>
        <draw:frame draw:style-name="gr24" draw:text-style-name="P13" draw:layer="layout" svg:width="2.75cm" svg:height="1.673cm" svg:x="3cm" svg:y="7.75cm">
          <draw:text-box>
            <text:p>email</text:p>
            <text:p>name</text:p>
          </draw:text-box>
        </draw:frame>
        <draw:custom-shape draw:style-name="gr3" draw:text-style-name="P4" draw:layer="layout" svg:width="5cm" svg:height="0.75cm" svg:x="14cm" svg:y="7cm">
          <text:p text:style-name="P3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18.75cm" svg:y1="9.25cm" svg:x2="18.75cm" svg:y2="13.75cm">
          <text:p/>
        </draw:line>
        <draw:frame draw:style-name="gr26" draw:text-style-name="P13" draw:layer="layout" svg:width="5.25cm" svg:height="3.095cm" svg:x="13.25cm" svg:y="10.25cm">
          <draw:text-box>
            <text:p>Comprobar que email exista en la base de datos</text:p>
            <text:p>Y su rol</text:p>
          </draw:text-box>
        </draw:frame>
        <draw:frame draw:style-name="gr27" draw:text-style-name="P13" draw:layer="layout" svg:width="4.026cm" svg:height="1.673cm" svg:x="16.224cm" svg:y="19.5cm">
          <draw:text-box>
            <text:p>Se concede permiso</text:p>
          </draw:text-box>
        </draw:frame>
        <draw:line draw:style-name="gr28" draw:text-style-name="P9" draw:layer="layout" svg:x1="15.75cm" svg:y1="19.5cm" svg:x2="15.75cm" svg:y2="21.5cm">
          <text:p/>
        </draw:line>
        <draw:custom-shape draw:style-name="gr29" draw:text-style-name="P6" draw:layer="layout" svg:width="2.75cm" svg:height="1cm" svg:x="16.75cm" svg:y="14.5cm">
          <text:p text:style-name="P5"><text:span text:style-name="T2">MongoDB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5cm" svg:height="21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4cm" svg:height="1cm" svg:x="4.25cm" svg:y="11cm">
          <text:p text:style-name="P5"><text:span text:style-name="T2">Guardar token para peticone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75cm" svg:height="27.5cm" svg:x="8.75cm" svg:y="1cm">
          <text:p text:style-name="P3"><text:span text:style-name="T1">POST</text:span></text:p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5.5cm" svg:y1="8.5cm" svg:x2="13cm" svg:y2="8.5cm">
          <text:p/>
        </draw:line>
        <draw:line draw:style-name="gr33" draw:text-style-name="P9" draw:layer="layout" svg:x1="13.751cm" svg:y1="4.731cm" svg:x2="6.251cm" svg:y2="4.767cm">
          <text:p/>
        </draw:line>
        <draw:line draw:style-name="gr33" draw:text-style-name="P9" draw:layer="layout" svg:x1="6.25cm" svg:y1="3.5cm" svg:x2="13.75cm" svg:y2="3.5cm">
          <text:p/>
        </draw:line>
        <draw:frame draw:style-name="gr34" draw:text-style-name="P15" draw:layer="layout" svg:width="3.194cm" svg:height="0.725cm" svg:x="11cm" svg:y="5cm">
          <draw:text-box>
            <text:p text:style-name="P14"><text:span text:style-name="T5">Login correcto</text:span></text:p>
          </draw:text-box>
        </draw:frame>
        <draw:connector draw:style-name="gr35" draw:text-style-name="P9" draw:layer="layout" svg:x1="11.725cm" svg:y1="22.276cm" svg:x2="6.076cm" svg:y2="12.408cm" svg:d="M11725 22276v-4934h-5649v-4934" svg:viewBox="0 0 5650 9869">
          <text:p/>
        </draw:connector>
        <draw:custom-shape draw:style-name="gr3" draw:text-style-name="P4" draw:layer="layout" svg:width="5cm" svg:height="0.75cm" svg:x="13.75cm" svg:y="1.75cm">
          <text:p text:style-name="P3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4.25cm" svg:height="0.75cm" svg:x="9.35cm" svg:y="23.35cm">
          <text:p text:style-name="P5"><text:span text:style-name="T2">/codebaouapi/pos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cm" svg:height="0.75cm" svg:x="9.5cm" svg:y="24.5cm">
          <text:p text:style-name="P5"><text:span text:style-name="T2">/codebaouapi/post/section/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5.5cm" svg:x="1.5cm" svg:y="23cm">
          <text:p text:style-name="P5"><text:span text:style-name="T2">TOKEN</text:span></text:p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7cm" svg:height="0.662cm" svg:x="6.03cm" svg:y="23.838cm">
          <draw:text-box>
            <text:p><text:span text:style-name="T2">EVIAR TOKEN</text:span></text:p>
          </draw:text-box>
        </draw:frame>
        <draw:line draw:style-name="gr38" draw:text-style-name="P9" draw:layer="layout" svg:x1="6.25cm" svg:y1="23.75cm" svg:x2="9.25cm" svg:y2="23.75cm">
          <text:p text:style-name="P1"/>
        </draw:line>
        <draw:line draw:style-name="gr38" draw:text-style-name="P9" draw:layer="layout" svg:x1="6.25cm" svg:y1="24.75cm" svg:x2="9.25cm" svg:y2="24.75cm">
          <text:p/>
        </draw:line>
        <draw:custom-shape draw:style-name="gr3" draw:text-style-name="P6" draw:layer="layout" svg:width="5cm" svg:height="0.75cm" svg:x="9.5cm" svg:y="25.5cm">
          <text:p text:style-name="P5"><text:span text:style-name="T2">/codebaouapi/post/:id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5.75cm" svg:height="0.75cm" svg:x="9.5cm" svg:y="26.5cm">
          <text:p text:style-name="P5"><text:span text:style-name="T2">/codebaouapi/post/section/:id</text:span></text:p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3.5cm" svg:height="1.673cm" svg:x="16cm" svg:y="25.327cm">
          <draw:text-box>
            <text:p>Validar token</text:p>
          </draw:text-box>
        </draw:frame>
        <draw:line draw:style-name="gr38" draw:text-style-name="P9" draw:layer="layout" svg:x1="6.25cm" svg:y1="26cm" svg:x2="9.25cm" svg:y2="26cm">
          <text:p/>
        </draw:line>
        <draw:line draw:style-name="gr38" draw:text-style-name="P9" draw:layer="layout" svg:x1="6.25cm" svg:y1="27cm" svg:x2="9.25cm" svg:y2="27cm">
          <text:p/>
        </draw:line>
        <draw:frame draw:style-name="gr34" draw:text-style-name="P12" draw:layer="layout" svg:width="2.97cm" svg:height="0.662cm" svg:x="6cm" svg:y="25.088cm">
          <draw:text-box>
            <text:p><text:span text:style-name="T2">EVIAR TOKEN</text:span></text:p>
          </draw:text-box>
        </draw:frame>
        <draw:frame draw:style-name="gr34" draw:text-style-name="P12" draw:layer="layout" svg:width="2.97cm" svg:height="0.662cm" svg:x="6cm" svg:y="26.088cm">
          <draw:text-box>
            <text:p><text:span text:style-name="T2">EVIAR TOKEN</text:span></text:p>
          </draw:text-box>
        </draw:frame>
        <draw:custom-shape draw:style-name="gr41" draw:text-style-name="P8" draw:layer="layout" svg:width="7cm" svg:height="0.75cm" svg:x="12.75cm" svg:y="21.75cm">
          <text:p text:style-name="P7"><text:span text:style-name="T3">SE CREA TOKEN JWT</text:span>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4.75cm" svg:height="1cm" svg:x="5.5cm" svg:y="17.5cm">
          <draw:text-box>
            <text:p text:style-name="P14"><text:span text:style-name="T5">E</text:span><text:span text:style-name="T5">N</text:span><text:span text:style-name="T5">V</text:span><text:span text:style-name="T5">I</text:span><text:span text:style-name="T5">A</text:span><text:span text:style-name="T5"> </text:span><text:span text:style-name="T5">T</text:span><text:span text:style-name="T5">O</text:span><text:span text:style-name="T5">K</text:span><text:span text:style-name="T5">E</text:span><text:span text:style-name="T5">N</text:span></text:p>
          </draw:text-box>
        </draw:frame>
        <draw:custom-shape draw:style-name="gr43" draw:text-style-name="P6" draw:layer="layout" svg:width="6.5cm" svg:height="0.75cm" svg:x="9.5cm" svg:y="27.5cm">
          <text:p text:style-name="P5"><text:span text:style-name="T2">/codebaouapi/post/:id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6.25cm" svg:y1="28cm" svg:x2="9.25cm" svg:y2="28cm">
          <text:p/>
        </draw:line>
        <draw:frame draw:style-name="gr34" draw:text-style-name="P12" draw:layer="layout" svg:width="2.97cm" svg:height="0.662cm" svg:x="6.03cm" svg:y="27.088cm">
          <draw:text-box>
            <text:p><text:span text:style-name="T2">EVIAR TOKE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50:29.241500779</meta:creation-date>
    <dc:date>2023-09-15T17:30:31.895219606</dc:date>
    <meta:editing-duration>PT9H5M38S</meta:editing-duration>
    <meta:editing-cycles>9</meta:editing-cycles>
    <meta:generator>LibreOffice/7.5.5.2$Linux_X86_64 LibreOffice_project/50$Build-2</meta:generator>
    <meta:document-statistic meta:object-count="108"/>
  </office:meta>
</office:document-meta>
</file>